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ASO APAZA, JULIO CES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CASO APAZA, JULIO CES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163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ZMAN ARTEAGA, CLAUDIA VALER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31080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9:27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